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91cm"/>
      <style:paragraph-properties style:writing-mode="lr-tb"/>
    </style:style>
    <style:style style:name="gr4" style:family="graphic" style:parent-style-name="standard">
      <style:graphic-properties draw:marker-start=""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fill="none" draw:fill-color="#e6e6ff" draw:textarea-horizontal-align="justify" draw:textarea-vertical-align="middle" draw:auto-grow-height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imes New Roman" fo:font-size="11pt" style:font-size-asian="11pt" style:font-size-complex="11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e6e6ff"/>
      <style:paragraph-properties fo:margin-left="0cm" fo:margin-right="0cm" fo:text-align="center" fo:text-indent="0cm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Courier New1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.069cm" svg:height="0.952cm" svg:x="7.616cm" svg:y="4.313cm">
          <text:p/>
        </draw:ellipse>
        <draw:rect draw:style-name="gr1" draw:text-style-name="P1" draw:layer="layout" svg:width="3.995cm" svg:height="4.021cm" svg:x="2.011cm" svg:y="1.376cm">
          <text:p/>
        </draw:rect>
        <draw:line draw:style-name="gr2" draw:text-style-name="P2" draw:layer="layout" svg:x1="2.011cm" svg:y1="2.196cm" svg:x2="5.979cm" svg:y2="2.196cm">
          <text:p/>
        </draw:line>
        <draw:line draw:style-name="gr2" draw:text-style-name="P2" draw:layer="layout" svg:x1="2.011cm" svg:y1="3.096cm" svg:x2="5.979cm" svg:y2="3.096cm">
          <text:p/>
        </draw:line>
        <draw:line draw:style-name="gr2" draw:text-style-name="P2" draw:layer="layout" svg:x1="2.011cm" svg:y1="4.396cm" svg:x2="5.979cm" svg:y2="4.396cm">
          <text:p/>
        </draw:line>
        <draw:frame draw:style-name="gr3" draw:text-style-name="P4" draw:layer="layout" svg:width="1.905cm" svg:height="0.741cm" svg:x="2.037cm" svg:y="1.455cm">
          <draw:text-box>
            <text:p text:style-name="P3"><text:span text:style-name="T1">KEY01</text:span></text:p>
          </draw:text-box>
        </draw:frame>
        <draw:frame draw:style-name="gr3" draw:text-style-name="P4" draw:layer="layout" svg:width="1.905cm" svg:height="0.741cm" svg:x="2.038cm" svg:y="2.329cm">
          <draw:text-box>
            <text:p text:style-name="P3"><text:span text:style-name="T1">KEY02</text:span></text:p>
          </draw:text-box>
        </draw:frame>
        <draw:frame draw:style-name="gr3" draw:text-style-name="P4" draw:layer="layout" svg:width="3.096cm" svg:height="0.741cm" svg:x="2.011cm" svg:y="4.419cm">
          <draw:text-box>
            <text:p text:style-name="P3"><text:span text:style-name="T1">ANONYMOUS</text:span></text:p>
          </draw:text-box>
        </draw:frame>
        <draw:line draw:style-name="gr2" draw:text-style-name="P2" draw:layer="layout" svg:x1="4.947cm" svg:y1="5.397cm" svg:x2="4.947cm" svg:y2="1.376cm">
          <text:p/>
        </draw:line>
        <draw:line draw:style-name="gr4" draw:text-style-name="P2" draw:layer="layout" svg:x1="5.398cm" svg:y1="1.825cm" svg:x2="7.688cm" svg:y2="1.669cm">
          <text:p/>
        </draw:line>
        <draw:line draw:style-name="gr4" draw:text-style-name="P2" draw:layer="layout" svg:x1="5.398cm" svg:y1="2.594cm" svg:x2="7.653cm" svg:y2="2.422cm">
          <text:p/>
        </draw:line>
        <draw:line draw:style-name="gr4" draw:text-style-name="P2" draw:layer="layout" svg:x1="5.398cm" svg:y1="4.922cm" svg:x2="7.612cm" svg:y2="4.783cm">
          <text:p/>
        </draw:line>
        <draw:frame draw:style-name="gr5" draw:text-style-name="P5" draw:layer="layout" svg:width="1.958cm" svg:height="0.962cm" svg:x="2.091cm" svg:y="3.07cm">
          <draw:text-box>
            <text:p text:style-name="P3">....</text:p>
          </draw:text-box>
        </draw:frame>
        <draw:frame draw:style-name="gr3" draw:text-style-name="P4" draw:layer="layout" svg:width="2.428cm" svg:height="0.741cm" svg:x="7.911cm" svg:y="4.42cm">
          <draw:text-box>
            <text:p text:style-name="P3"><text:span text:style-name="T1">[ <text:s text:c="2"/>, <text:s text:c="2"/>, <text:s text:c="2"/>, …]</text:span></text:p>
          </draw:text-box>
        </draw:frame>
        <draw:line draw:style-name="gr4" draw:text-style-name="P2" draw:layer="layout" svg:x1="8.447cm" svg:y1="4.783cm" svg:x2="9.128cm" svg:y2="3.069cm">
          <text:p/>
        </draw:line>
        <draw:line draw:style-name="gr4" draw:text-style-name="P2" draw:layer="layout" svg:x1="8.874cm" svg:y1="4.804cm" svg:x2="9.851cm" svg:y2="3.175cm">
          <text:p/>
        </draw:line>
        <draw:line draw:style-name="gr4" draw:text-style-name="P2" draw:layer="layout" svg:x1="9.22cm" svg:y1="4.824cm" svg:x2="10.869cm" svg:y2="2.483cm">
          <text:p/>
        </draw:line>
        <draw:line draw:style-name="gr4" draw:text-style-name="P2" draw:layer="layout" svg:x1="8.324cm" svg:y1="1.669cm" svg:x2="10.584cm" svg:y2="2.137cm">
          <text:p/>
        </draw:line>
        <draw:line draw:style-name="gr4" draw:text-style-name="P2" draw:layer="layout" svg:x1="8.263cm" svg:y1="2.463cm" svg:x2="8.874cm" svg:y2="2.687cm">
          <text:p/>
        </draw:line>
        <draw:line draw:style-name="gr4" draw:text-style-name="P2" draw:layer="layout" svg:x1="10.636cm" svg:y1="2.328cm" svg:x2="10.197cm" svg:y2="2.728cm">
          <text:p/>
        </draw:line>
        <draw:ellipse draw:style-name="gr2" draw:text-style-name="P2" draw:layer="layout" svg:width="0.635cm" svg:height="0.529cm" svg:x="1.801cm" svg:y="6.088cm">
          <text:p/>
        </draw:ellipse>
        <draw:frame draw:style-name="gr3" draw:text-style-name="P4" draw:layer="layout" svg:width="6.323cm" svg:height="0.741cm" svg:x="2.443cm" svg:y="5.982cm">
          <draw:text-box>
            <text:p text:style-name="P3"><text:span text:style-name="T1">: object that becomes immutables</text:span></text:p>
          </draw:text-box>
        </draw:frame>
        <draw:custom-shape draw:style-name="gr6" draw:text-style-name="P7" draw:layer="layout" svg:width="4.251cm" svg:height="1.667cm" svg:x="11.174cm" svg:y="3.969cm">
          <text:p text:style-name="P6"><text:span text:style-name="T1">instance of</text:span><text:span text:style-name="T2"> </text:span><text:span text:style-name="T3">Object[]</text:span><text:span text:style-name="T1"> <text:s text:c="13"/></text:span></text:p>
          <draw:enhanced-geometry svg:viewBox="0 0 21600 21600" draw:text-areas="?f0 0 21600 21600" draw:type="left-arrow-callout" draw:modifiers="9774.8987854251 3768.34532374101 3981.547027242 6513.6690647482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ellipse draw:style-name="gr2" draw:text-style-name="P2" draw:layer="layout" svg:width="0.635cm" svg:height="0.529cm" svg:x="7.726cm" svg:y="1.349cm">
          <text:p/>
        </draw:ellipse>
        <draw:ellipse draw:style-name="gr2" draw:text-style-name="P2" draw:layer="layout" svg:width="0.635cm" svg:height="0.529cm" svg:x="10.584cm" svg:y="1.958cm">
          <text:p/>
        </draw:ellipse>
        <draw:ellipse draw:style-name="gr2" draw:text-style-name="P2" draw:layer="layout" svg:width="0.635cm" svg:height="0.529cm" svg:x="9.659cm" svg:y="2.647cm">
          <text:p/>
        </draw:ellipse>
        <draw:ellipse draw:style-name="gr2" draw:text-style-name="P2" draw:layer="layout" svg:width="0.635cm" svg:height="0.529cm" svg:x="8.838cm" svg:y="2.541cm">
          <text:p/>
        </draw:ellipse>
        <draw:ellipse draw:style-name="gr2" draw:text-style-name="P2" draw:layer="layout" svg:width="0.635cm" svg:height="0.529cm" svg:x="7.648cm" svg:y="2.19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